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2">
      <style:paragraph-properties fo:margin-top="0cm" fo:margin-bottom="0cm" loext:contextual-spacing="false"/>
    </style:style>
    <style:style style:name="P15" style:family="paragraph" style:parent-style-name="Text_20_body" style:list-style-name="L3">
      <style:paragraph-properties fo:margin-top="0cm" fo:margin-bottom="0cm" loext:contextual-spacing="false"/>
    </style:style>
    <style:style style:name="P16" style:family="paragraph" style:parent-style-name="Text_20_body" style:list-style-name="L4">
      <style:paragraph-properties fo:margin-top="0cm" fo:margin-bottom="0cm" loext:contextual-spacing="false"/>
    </style:style>
    <style:style style:name="P17" style:family="paragraph" style:parent-style-name="Text_20_body" style:list-style-name="L5">
      <style:paragraph-properties fo:margin-top="0cm" fo:margin-bottom="0cm" loext:contextual-spacing="false"/>
    </style:style>
    <style:style style:name="P18" style:family="paragraph" style:parent-style-name="Text_20_body" style:list-style-name="L6">
      <style:paragraph-properties fo:margin-top="0cm" fo:margin-bottom="0cm" loext:contextual-spacing="false"/>
    </style:style>
    <style:style style:name="P19" style:family="paragraph" style:parent-style-name="Text_20_body" style:list-style-name="L7">
      <style:paragraph-properties fo:margin-top="0cm" fo:margin-bottom="0cm" loext:contextual-spacing="false"/>
    </style:style>
    <style:style style:name="P20" style:family="paragraph" style:parent-style-name="Text_20_body" style:list-style-name="L8">
      <style:paragraph-properties fo:margin-top="0cm" fo:margin-bottom="0cm" loext:contextual-spacing="false"/>
    </style:style>
    <style:style style:name="P21" style:family="paragraph" style:parent-style-name="Text_20_body" style:list-style-name="L9">
      <style:paragraph-properties fo:margin-top="0cm" fo:margin-bottom="0cm" loext:contextual-spacing="false"/>
    </style:style>
    <style:style style:name="P22" style:family="paragraph" style:parent-style-name="Text_20_body" style:list-style-name="L10">
      <style:paragraph-properties fo:margin-top="0cm" fo:margin-bottom="0cm" loext:contextual-spacing="false"/>
    </style:style>
    <style:style style:name="P23" style:family="paragraph" style:parent-style-name="Text_20_body" style:list-style-name="L11">
      <style:paragraph-properties fo:margin-top="0cm" fo:margin-bottom="0cm" loext:contextual-spacing="false"/>
    </style:style>
    <style:style style:name="T1" style:family="text">
      <style:text-properties fo:font-size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Шпаргалка ниндзя Sublime Text 3</text:h>
      <text:p text:style-name="P12">Windows OS X </text:p>
      <text:section text:style-name="Sect1" text:name="subl-keys-select">
        <text:h text:style-name="Heading_20_2" text:outline-level="2">Выделение</text:h>
        <text:list xml:id="list2881010265" text:style-name="L1">
          <text:list-item>
            <text:p text:style-name="P13"><text:bookmark text:name="subl-keys-select-1"/>Выделить слово, в котором курсор <text:line-break/><text:span text:style-name="T1">(2× — выделение совпадающих)</text:span> </text:p>
            <text:p text:style-name="P13"><text:span text:style-name="User_20_Entry">Ctrl+D</text:span></text:p>
            <text:p text:style-name="P13"><text:span text:style-name="User_20_Entry">Cmd+D</text:span></text:p>
          </text:list-item>
          <text:list-item>
            <text:p text:style-name="P13"><text:bookmark text:name="subl-keys-select-2"/>Найти и выделить всё <text:line-break/><text:span text:style-name="T1">(выделено слово)</text:span> </text:p>
            <text:p text:style-name="P13"><text:span text:style-name="User_20_Entry">Alt+F3</text:span></text:p>
            <text:p text:style-name="P13"><text:span text:style-name="User_20_Entry">Ctrl+Cmd+G</text:span></text:p>
          </text:list-item>
          <text:list-item>
            <text:p text:style-name="P13"><text:bookmark text:name="subl-keys-select-3"/>Выделить строку</text:p>
            <text:p text:style-name="P13"><text:span text:style-name="User_20_Entry">Ctrl+L</text:span></text:p>
            <text:p text:style-name="P13"><text:span text:style-name="User_20_Entry">Cmd+L</text:span></text:p>
          </text:list-item>
          <text:list-item>
            <text:p text:style-name="P13"><text:bookmark text:name="subl-keys-select-4"/>Выделить содержимое скобок</text:p>
            <text:p text:style-name="P13"><text:span text:style-name="User_20_Entry">Ctrl+Shift+M</text:span></text:p>
            <text:p text:style-name="P13"><text:span text:style-name="User_20_Entry">Ctrl+Shift+M</text:span></text:p>
          </text:list-item>
          <text:list-item>
            <text:p text:style-name="P13"><text:bookmark text:name="subl-keys-select-5"/>Выделить слово справа от курсора</text:p>
            <text:p text:style-name="P13"><text:span text:style-name="User_20_Entry">Ctrl+Shift+</text:span></text:p>
            <text:p text:style-name="P13"><text:span text:style-name="User_20_Entry">Ctrl+Shift+</text:span></text:p>
          </text:list-item>
          <text:list-item>
            <text:p text:style-name="P13"><text:bookmark text:name="subl-keys-select-6"/>Выделить слово слева от курсора</text:p>
            <text:p text:style-name="P13"><text:span text:style-name="User_20_Entry">Ctrl+Shift+</text:span></text:p>
            <text:p text:style-name="P13"><text:span text:style-name="User_20_Entry">Ctrl+Shift+</text:span></text:p>
          </text:list-item>
          <text:list-item>
            <text:p text:style-name="P13"><text:bookmark text:name="subl-keys-select-7"/>Выделить строки с идентичным отступом</text:p>
            <text:p text:style-name="P13"><text:span text:style-name="User_20_Entry">Ctrl+Shift+J</text:span></text:p>
            <text:p text:style-name="P13"><text:span text:style-name="User_20_Entry">Ctrl+Cmd+J</text:span></text:p>
          </text:list-item>
          <text:list-item>
            <text:p text:style-name="P13"><text:bookmark text:name="subl-keys-select-8"/>Вертикальное выделение</text:p>
            <text:p text:style-name="P13"><text:span text:style-name="User_20_Entry">Shift+ПКМ</text:span></text:p>
            <text:p text:style-name="P1">-</text:p>
          </text:list-item>
        </text:list>
      </text:section>
      <text:section text:style-name="Sect1" text:name="subl-keys-search">
        <text:h text:style-name="Heading_20_2" text:outline-level="2">Поиск</text:h>
        <text:list xml:id="list395360636" text:style-name="L2">
          <text:list-item>
            <text:p text:style-name="P14"><text:bookmark text:name="subl-keys-search-1"/>Поиск конкретного файла в проекте</text:p>
            <text:p text:style-name="P14"><text:span text:style-name="User_20_Entry">Ctrl+P</text:span></text:p>
            <text:p text:style-name="P14"><text:span text:style-name="User_20_Entry">Cmd+P</text:span></text:p>
          </text:list-item>
          <text:list-item>
            <text:p text:style-name="P14"><text:bookmark text:name="subl-keys-search-2"/>Поиск в файле</text:p>
            <text:p text:style-name="P14"><text:span text:style-name="User_20_Entry">Ctrl+F</text:span></text:p>
            <text:p text:style-name="P14"><text:span text:style-name="User_20_Entry">Cmd+F</text:span></text:p>
          </text:list-item>
          <text:list-item>
            <text:p text:style-name="P14"><text:bookmark text:name="subl-keys-search-3"/>Поиск следующее вхождение</text:p>
            <text:p text:style-name="P14"><text:span text:style-name="User_20_Entry">Enter</text:span></text:p>
            <text:p text:style-name="P14"><text:span text:style-name="User_20_Entry">Enter</text:span></text:p>
          </text:list-item>
          <text:list-item>
            <text:p text:style-name="P14"><text:bookmark text:name="subl-keys-search-4"/><text:soft-page-break/>Поиск выделить всё найденное</text:p>
            <text:p text:style-name="P14"><text:span text:style-name="User_20_Entry">Alt+Enter</text:span></text:p>
            <text:p text:style-name="P14"><text:span text:style-name="User_20_Entry">Alt+Enter</text:span></text:p>
          </text:list-item>
          <text:list-item>
            <text:p text:style-name="P14"><text:bookmark text:name="subl-keys-search-5"/>Поиск предыдущее вхождение</text:p>
            <text:p text:style-name="P14"><text:span text:style-name="User_20_Entry">Shift+Enter</text:span></text:p>
            <text:p text:style-name="P14"><text:span text:style-name="User_20_Entry">Shift+Enter</text:span></text:p>
          </text:list-item>
          <text:list-item>
            <text:p text:style-name="P14"><text:bookmark text:name="subl-keys-search-6"/>Поиск закрыть, выделить результат</text:p>
            <text:p text:style-name="P14"><text:span text:style-name="User_20_Entry">Esc</text:span></text:p>
            <text:p text:style-name="P14"><text:span text:style-name="User_20_Entry">Esc</text:span></text:p>
          </text:list-item>
          <text:list-item>
            <text:p text:style-name="P14"><text:bookmark text:name="subl-keys-search-7"/>Поиск вкл./выкл. рег. выражения</text:p>
            <text:p text:style-name="P14"><text:span text:style-name="User_20_Entry">Alt+R</text:span></text:p>
            <text:p text:style-name="P14"><text:span text:style-name="User_20_Entry">Cmd+Alt+R</text:span></text:p>
          </text:list-item>
          <text:list-item>
            <text:p text:style-name="P14"><text:bookmark text:name="subl-keys-search-8"/>Поиск вкл./выкл. чувств. к регистру</text:p>
            <text:p text:style-name="P14"><text:span text:style-name="User_20_Entry">Alt+C</text:span></text:p>
            <text:p text:style-name="P14"><text:span text:style-name="User_20_Entry">Cmd+Alt+C</text:span></text:p>
          </text:list-item>
          <text:list-item>
            <text:p text:style-name="P14"><text:bookmark text:name="subl-keys-search-9"/>Поиск вкл./выкл. поиск слова целиком</text:p>
            <text:p text:style-name="P14"><text:span text:style-name="User_20_Entry">Alt+W</text:span></text:p>
            <text:p text:style-name="P14"><text:span text:style-name="User_20_Entry">Cmd+Alt+W</text:span></text:p>
          </text:list-item>
          <text:list-item>
            <text:p text:style-name="P14"><text:bookmark text:name="subl-keys-search-10"/>Живой поиск в файле</text:p>
            <text:p text:style-name="P14"><text:span text:style-name="User_20_Entry">Ctrl+I</text:span></text:p>
            <text:p text:style-name="P14"><text:span text:style-name="User_20_Entry">Cmd+I</text:span></text:p>
          </text:list-item>
          <text:list-item>
            <text:p text:style-name="P14"><text:bookmark text:name="subl-keys-search-11"/>Живой поиск закрыть, выдел. результат</text:p>
            <text:p text:style-name="P14"><text:span text:style-name="User_20_Entry">Enter</text:span></text:p>
            <text:p text:style-name="P14"><text:span text:style-name="User_20_Entry">Enter</text:span></text:p>
          </text:list-item>
          <text:list-item>
            <text:p text:style-name="P14"><text:bookmark text:name="subl-keys-search-12"/>Живой поиск закрыть</text:p>
            <text:p text:style-name="P14"><text:span text:style-name="User_20_Entry">Esc</text:span></text:p>
            <text:p text:style-name="P14"><text:span text:style-name="User_20_Entry">Esc</text:span></text:p>
          </text:list-item>
          <text:list-item>
            <text:p text:style-name="P14"><text:bookmark text:name="subl-keys-search-13"/>Поиск и замена по файлам в папке</text:p>
            <text:p text:style-name="P14"><text:span text:style-name="User_20_Entry">Ctrl+Shift+F</text:span></text:p>
            <text:p text:style-name="P14"><text:span text:style-name="User_20_Entry">Ctrl+Cmd+F</text:span></text:p>
          </text:list-item>
          <text:list-item>
            <text:p text:style-name="P14"><text:bookmark text:name="subl-keys-search-14"/>Поиск и замена по файлу</text:p>
            <text:p text:style-name="P14"><text:span text:style-name="User_20_Entry">Ctrl+H</text:span></text:p>
            <text:p text:style-name="P14"><text:span text:style-name="User_20_Entry">Ctrl+Cmd+F</text:span></text:p>
          </text:list-item>
          <text:list-item>
            <text:p text:style-name="P14"><text:bookmark text:name="subl-keys-search-15"/>Заменить следущее</text:p>
            <text:p text:style-name="P14"><text:span text:style-name="User_20_Entry">Ctrl+Shift+H</text:span></text:p>
            <text:p text:style-name="P14"><text:span text:style-name="User_20_Entry">Ctrl+Cmd+E</text:span></text:p>
          </text:list-item>
          <text:list-item>
            <text:p text:style-name="P14"><text:bookmark text:name="subl-keys-search-16"/>Следущее вхождение искомого</text:p>
            <text:p text:style-name="P14"><text:span text:style-name="User_20_Entry">F3</text:span></text:p>
            <text:p text:style-name="P14"><text:span text:style-name="User_20_Entry">Cmd+G</text:span></text:p>
          </text:list-item>
          <text:list-item>
            <text:p text:style-name="P14"><text:bookmark text:name="subl-keys-search-17"/>Предыдущее вхождение искомого</text:p>
            <text:p text:style-name="P14"><text:span text:style-name="User_20_Entry">Shift+F3</text:span></text:p>
            <text:p text:style-name="P14"><text:span text:style-name="User_20_Entry">Cmd+Shift+G</text:span></text:p>
          </text:list-item>
          <text:list-item>
            <text:p text:style-name="P14"><text:bookmark text:name="subl-keys-search-18"/>Следущее вхождение искомого <text:line-break/><text:span text:style-name="T1">(только в ходе поиска по файлам в папке)</text:span> </text:p>
            <text:p text:style-name="P14"><text:soft-page-break/><text:span text:style-name="User_20_Entry">F4</text:span></text:p>
            <text:p text:style-name="P14"><text:span text:style-name="User_20_Entry">F4</text:span></text:p>
          </text:list-item>
          <text:list-item>
            <text:p text:style-name="P14"><text:bookmark text:name="subl-keys-search-19"/>Предыдущее вхождение искомого <text:line-break/><text:span text:style-name="T1">(только в ходе поиска по файлам в папке)</text:span> </text:p>
            <text:p text:style-name="P14"><text:span text:style-name="User_20_Entry">Shift+F4</text:span></text:p>
            <text:p text:style-name="P2"><text:span text:style-name="User_20_Entry">Shift+F4</text:span></text:p>
          </text:list-item>
        </text:list>
      </text:section>
      <text:section text:style-name="Sect1" text:name="subl-keys-blocks">
        <text:h text:style-name="Heading_20_2" text:outline-level="2">Блоки кода</text:h>
        <text:list xml:id="list319468550" text:style-name="L3">
          <text:list-item>
            <text:p text:style-name="P15"><text:bookmark text:name="subl-keys-blocks-1"/>Свернуть текущий блок</text:p>
            <text:p text:style-name="P15"><text:span text:style-name="User_20_Entry">Ctrl+Shift+[</text:span></text:p>
            <text:p text:style-name="P15"><text:span text:style-name="User_20_Entry">Ctrl+Cmd+[</text:span></text:p>
          </text:list-item>
          <text:list-item>
            <text:p text:style-name="P15"><text:bookmark text:name="subl-keys-blocks-2"/>Развернуть текущий блок</text:p>
            <text:p text:style-name="P15"><text:span text:style-name="User_20_Entry">Ctrl+Shift+]</text:span></text:p>
            <text:p text:style-name="P15"><text:span text:style-name="User_20_Entry">Ctrl+Cmd+]</text:span></text:p>
          </text:list-item>
          <text:list-item>
            <text:p text:style-name="P15"><text:bookmark text:name="subl-keys-blocks-3"/>Закомментировать строку</text:p>
            <text:p text:style-name="P15"><text:span text:style-name="User_20_Entry">Ctrl+/</text:span></text:p>
            <text:p text:style-name="P15"><text:span text:style-name="User_20_Entry">Cmd+/</text:span></text:p>
          </text:list-item>
          <text:list-item>
            <text:p text:style-name="P15"><text:bookmark text:name="subl-keys-blocks-4"/>Закомментировать блок кода <text:line-break/><text:span text:style-name="T1">(курсор в блоке)</text:span> </text:p>
            <text:p text:style-name="P15"><text:span text:style-name="User_20_Entry">Ctrl+Shift+/</text:span></text:p>
            <text:p text:style-name="P3">-</text:p>
          </text:list-item>
        </text:list>
      </text:section>
      <text:section text:style-name="Sect1" text:name="subl-keys-tabs">
        <text:h text:style-name="Heading_20_2" text:outline-level="2">Вкладки</text:h>
        <text:list xml:id="list2357000510" text:style-name="L4">
          <text:list-item>
            <text:p text:style-name="P16"><text:bookmark text:name="subl-keys-tabs-1"/>Создать вкладку</text:p>
            <text:p text:style-name="P16"><text:span text:style-name="User_20_Entry">Ctrl+N</text:span></text:p>
            <text:p text:style-name="P16"><text:span text:style-name="User_20_Entry">Cmd+N</text:span></text:p>
          </text:list-item>
          <text:list-item>
            <text:p text:style-name="P16"><text:bookmark text:name="subl-keys-tabs-2"/>Закрыть вкладку</text:p>
            <text:p text:style-name="P16"><text:span text:style-name="User_20_Entry">Ctrl+W</text:span></text:p>
            <text:p text:style-name="P16"><text:span text:style-name="User_20_Entry">Cmd+W</text:span></text:p>
          </text:list-item>
          <text:list-item>
            <text:p text:style-name="P16"><text:bookmark text:name="subl-keys-tabs-3"/>Сохранить</text:p>
            <text:p text:style-name="P16"><text:span text:style-name="User_20_Entry">Ctrl+S</text:span></text:p>
            <text:p text:style-name="P16"><text:span text:style-name="User_20_Entry">Cmd+S</text:span></text:p>
          </text:list-item>
          <text:list-item>
            <text:p text:style-name="P16"><text:bookmark text:name="subl-keys-tabs-4"/>Сохранить как</text:p>
            <text:p text:style-name="P16"><text:span text:style-name="User_20_Entry">Ctrl+Shift+S</text:span></text:p>
            <text:p text:style-name="P16"><text:span text:style-name="User_20_Entry">Cmd+Shift+S</text:span></text:p>
          </text:list-item>
          <text:list-item>
            <text:p text:style-name="P16"><text:bookmark text:name="subl-keys-tabs-5"/>Переместить вкладку в обл. с номером <text:line-break/><text:span text:style-name="T1">(показаны 2 и более областей)</text:span> </text:p>
            <text:p text:style-name="P16"><text:span text:style-name="User_20_Entry">Ctrl+Shift+1...0</text:span></text:p>
            <text:p text:style-name="P16"><text:span text:style-name="User_20_Entry">Ctrl+Shift+1...0</text:span></text:p>
          </text:list-item>
          <text:list-item>
            <text:p text:style-name="P16"><text:bookmark text:name="subl-keys-tabs-6"/>Показать соотв. вкладку</text:p>
            <text:p text:style-name="P16"><text:span text:style-name="User_20_Entry">Alt+1...0</text:span></text:p>
            <text:p text:style-name="P16"><text:span text:style-name="User_20_Entry">Cmd+1...0</text:span></text:p>
          </text:list-item>
          <text:list-item>
            <text:p text:style-name="P16"><text:bookmark text:name="subl-keys-tabs-7"/>Предыдущая вкладка</text:p>
            <text:p text:style-name="P16"><text:soft-page-break/><text:span text:style-name="User_20_Entry">Ctrl+PageUp</text:span></text:p>
            <text:p text:style-name="P16"><text:span text:style-name="User_20_Entry">Cmd+Shift+[</text:span></text:p>
          </text:list-item>
          <text:list-item>
            <text:p text:style-name="P16"><text:bookmark text:name="subl-keys-tabs-8"/>Следующая вкладка</text:p>
            <text:p text:style-name="P16"><text:span text:style-name="User_20_Entry">Ctrl+PageDown</text:span></text:p>
            <text:p text:style-name="P16"><text:span text:style-name="User_20_Entry">Cmd+Shift+]</text:span></text:p>
          </text:list-item>
          <text:list-item>
            <text:p text:style-name="P16"><text:bookmark text:name="subl-keys-tabs-9"/>Следующая вкладка в стеке</text:p>
            <text:p text:style-name="P16"><text:span text:style-name="User_20_Entry">Ctrl+Tab</text:span></text:p>
            <text:p text:style-name="P16"><text:span text:style-name="User_20_Entry">Ctrl+Tab</text:span></text:p>
          </text:list-item>
          <text:list-item>
            <text:p text:style-name="P16"><text:bookmark text:name="subl-keys-tabs-10"/>Предыдущая вкладка в стеке</text:p>
            <text:p text:style-name="P16"><text:span text:style-name="User_20_Entry">Ctrl+Shift+Tab</text:span></text:p>
            <text:p text:style-name="P4"><text:span text:style-name="User_20_Entry">Ctrl+Shift+Tab</text:span></text:p>
          </text:list-item>
        </text:list>
      </text:section>
      <text:section text:style-name="Sect1" text:name="plugin-emmet">
        <text:h text:style-name="Heading_20_2" text:outline-level="2">Emmet (<text:a xlink:type="simple" xlink:href="https://packagecontrol.io/packages/Emmet" text:style-name="Internet_20_link" text:visited-style-name="Visited_20_Internet_20_Link">плагин</text:a>)</text:h>
        <text:list xml:id="list1610062280" text:style-name="L5">
          <text:list-item>
            <text:p text:style-name="P17"><text:bookmark text:name="plugin-emmet-0"/>Развернуть аббревиатуру </text:p>
            <text:p text:style-name="P17"><text:span text:style-name="User_20_Entry">Tab</text:span></text:p>
            <text:p text:style-name="P17"><text:span text:style-name="User_20_Entry">Tab</text:span></text:p>
          </text:list-item>
          <text:list-item>
            <text:p text:style-name="P17"><text:bookmark text:name="plugin-emmet-2"/>Интерактивная аббревиатура<text:line-break/><text:span text:style-name="T1">(пишем аббревиатуру и видим результат)</text:span> </text:p>
            <text:p text:style-name="P17"><text:span text:style-name="User_20_Entry">Ctrl+Alt+Enter</text:span></text:p>
            <text:p text:style-name="P17"><text:span text:style-name="User_20_Entry">Ctrl+Alt+Enter</text:span></text:p>
          </text:list-item>
          <text:list-item>
            <text:p text:style-name="P17"><text:bookmark text:name="plugin-emmet-1"/>Убрать тег, в котором курсор<text:line-break/><text:span text:style-name="T1">(табуляция сохранится правильной)</text:span> </text:p>
            <text:p text:style-name="P17"><text:span text:style-name="User_20_Entry">Ctrl+Shift+;</text:span></text:p>
            <text:p text:style-name="P17"><text:span text:style-name="User_20_Entry">Cmd+'</text:span></text:p>
          </text:list-item>
          <text:list-item>
            <text:p text:style-name="P17"><text:bookmark text:name="plugin-emmet-3"/>Выделить тег и его контент<text:line-break/><text:span text:style-name="T1">(2× и далее — выделить и родителя)</text:span> </text:p>
            <text:p text:style-name="P17"><text:span text:style-name="User_20_Entry">Ctrl+,</text:span></text:p>
            <text:p text:style-name="P17"><text:span text:style-name="User_20_Entry">Ctrl+D</text:span></text:p>
          </text:list-item>
          <text:list-item>
            <text:p text:style-name="P17"><text:bookmark text:name="plugin-emmet-4"/>Убрать из выделения родительский тег<text:line-break/><text:span text:style-name="T1">(обратное </text:span><text:a xlink:type="simple" xlink:href="https://nicothin.github.io/sublime-text/sublime-text-3-hotkeys.html#plugin-emmet-3" text:style-name="Internet_20_link" text:visited-style-name="Visited_20_Internet_20_Link"><text:span text:style-name="T1">этому</text:span></text:a><text:span text:style-name="T1">)</text:span> </text:p>
            <text:p text:style-name="P17"><text:span text:style-name="User_20_Entry">Ctrl+Shift+0</text:span> </text:p>
            <text:p text:style-name="P17"><text:span text:style-name="User_20_Entry">Ctrl+J</text:span></text:p>
          </text:list-item>
        </text:list>
        <text:section text:style-name="Sect1" text:name="plugin-emmet-4-clarification">
          <text:list xml:id="list150216451955959" text:continue-numbering="true" text:style-name="L5">
            <text:list-header>
              <text:p text:style-name="P17">У меня эта комбинация, почему-то, не работает (даже если ее вписать в пользовательских настройках), хотя прочих конфликтов нет. Помогает только смена кнопок (к примеру, на <text:span text:style-name="User_20_Entry">Ctrl+.</text:span>)</text:p>
            </text:list-header>
          </text:list>
        </text:section>
        <text:list xml:id="list150216531682010" text:continue-numbering="true" text:style-name="L5">
          <text:list-item>
            <text:p text:style-name="P17"><text:bookmark text:name="plugin-emmet-5"/>Перейти к парному тегу </text:p>
            <text:p text:style-name="P17"><text:span text:style-name="User_20_Entry">Ctrl+Alt+J</text:span></text:p>
            <text:p text:style-name="P17"><text:span text:style-name="User_20_Entry">Cmd+Shift+T</text:span> ???</text:p>
          </text:list-item>
          <text:list-item>
            <text:p text:style-name="P17"><text:bookmark text:name="plugin-emmet-6"/>Обернуть выделенное в аббревиатуру </text:p>
            <text:p text:style-name="P17"><text:span text:style-name="User_20_Entry">Ctrl+Shift+G</text:span></text:p>
            <text:p text:style-name="P17"><text:span text:style-name="User_20_Entry">Cmd+W</text:span></text:p>
          </text:list-item>
          <text:list-item>
            <text:p text:style-name="P17"><text:bookmark text:name="plugin-emmet-7"/>Переход между точками редактирования<text:line-break/><text:span text:style-name="T1">(</text:span><text:a xlink:type="simple" xlink:href="https://nicothin.github.io/sublime-text/sublime-text-3-hotkeys.html#plugin-emmet-7-clarification" text:style-name="Internet_20_link" text:visited-style-name="Visited_20_Internet_20_Link"><text:span text:style-name="T1">что за точки?</text:span></text:a><text:span text:style-name="T1">)</text:span> </text:p>
            <text:p text:style-name="P17"><text:soft-page-break/><text:span text:style-name="User_20_Entry">Ctrl+Alt+/</text:span></text:p>
            <text:p text:style-name="P17"><text:span text:style-name="User_20_Entry">Ctrl+Alt+/</text:span></text:p>
          </text:list-item>
        </text:list>
        <text:section text:style-name="Sect1" text:name="plugin-emmet-7-clarification">
          <text:list xml:id="list150217774219573" text:continue-numbering="true" text:style-name="L5">
            <text:list-header>
              <text:p text:style-name="P17">Точки редактирования это: пустые теги, пустые атрибуты, пустые строки с отступами.</text:p>
            </text:list-header>
          </text:list>
        </text:section>
        <text:list xml:id="list150216587558303" text:continue-numbering="true" text:style-name="L5">
          <text:list-item>
            <text:p text:style-name="P17"><text:bookmark text:name="plugin-emmet-8"/>Выделять области ред-я (след./пред.)<text:line-break/><text:span text:style-name="T1">(</text:span><text:a xlink:type="simple" xlink:href="https://nicothin.github.io/sublime-text/sublime-text-3-hotkeys.html#plugin-emmet-8-clarification" text:style-name="Internet_20_link" text:visited-style-name="Visited_20_Internet_20_Link"><text:span text:style-name="T1">что за области?</text:span></text:a><text:span text:style-name="T1">)</text:span> </text:p>
            <text:p text:style-name="P17"><text:span text:style-name="User_20_Entry">Ctrl+Shift+./,</text:span></text:p>
            <text:p text:style-name="P17"><text:span text:style-name="User_20_Entry">Cmd+Shift+./,</text:span></text:p>
          </text:list-item>
        </text:list>
        <text:section text:style-name="Sect1" text:name="plugin-emmet-8-clarification">
          <text:list xml:id="list150218085238678" text:continue-numbering="true" text:style-name="L5">
            <text:list-header>
              <text:p text:style-name="P17">Области редактирования это: теги, атрибуты целиком, значения атрибутов целиком, значения атрибутов отдельно. Подробнее — в <text:a xlink:type="simple" xlink:href="http://docs.emmet.io/actions/select-item/" text:style-name="Internet_20_link" text:visited-style-name="Visited_20_Internet_20_Link">демонстрации</text:a>.</text:p>
            </text:list-header>
          </text:list>
        </text:section>
        <text:list xml:id="list150216457038364" text:continue-numbering="true" text:style-name="L5">
          <text:list-item>
            <text:p text:style-name="P17"><text:bookmark text:name="plugin-emmet-9"/>Закомментировать строку или блок<text:line-break/><text:span text:style-name="T1">(Если курсор вне тега, закомментируется содержимое родительского тега)</text:span> </text:p>
            <text:p text:style-name="P17"><text:span text:style-name="User_20_Entry">Ctrl+Shift+/</text:span></text:p>
            <text:p text:style-name="P17"><text:span text:style-name="User_20_Entry">Ctrl+Shift+/</text:span></text:p>
          </text:list-item>
          <text:list-item>
            <text:p text:style-name="P17"><text:bookmark text:name="plugin-emmet-11"/>Сделать тег парным/непарным</text:p>
            <text:p text:style-name="P17"><text:span text:style-name="User_20_Entry">Ctrl+Shift+`</text:span></text:p>
            <text:p text:style-name="P17"><text:span text:style-name="User_20_Entry">Cmd+Shift+`</text:span></text:p>
          </text:list-item>
          <text:list-item>
            <text:p text:style-name="P17"><text:bookmark text:name="plugin-emmet-12"/>Обновить/добавить размеры картинки</text:p>
            <text:p text:style-name="P17"><text:span text:style-name="User_20_Entry">Ctrl+U</text:span></text:p>
            <text:p text:style-name="P17"><text:span text:style-name="User_20_Entry">Cmd+Shift+I</text:span></text:p>
          </text:list-item>
          <text:list-item>
            <text:p text:style-name="P17"><text:bookmark text:name="plugin-emmet-13"/>Подсчитать мат. выражение</text:p>
            <text:p text:style-name="P17"><text:span text:style-name="User_20_Entry">Ctrl+Shift+Y</text:span></text:p>
            <text:p text:style-name="P17"><text:span text:style-name="User_20_Entry">Cmd+Shift+Y</text:span></text:p>
          </text:list-item>
          <text:list-item>
            <text:p text:style-name="P17"><text:bookmark text:name="plugin-emmet-14"/>Синхронизировать CSS-правила<text:line-break/><text:span text:style-name="T1">(несколько правил с вендорными префиксами)</text:span> </text:p>
            <text:p text:style-name="P17"><text:span text:style-name="User_20_Entry">Ctrl+Shift+R</text:span></text:p>
            <text:p text:style-name="P17"><text:span text:style-name="User_20_Entry">Cmd+Shift+R</text:span></text:p>
          </text:list-item>
          <text:list-item>
            <text:p text:style-name="P17"><text:bookmark text:name="plugin-emmet-15"/>Кодировать/декодировать картинку в data:URL</text:p>
            <text:p text:style-name="P17"><text:span text:style-name="User_20_Entry">Ctrl+'</text:span></text:p>
            <text:p text:style-name="P17"><text:span text:style-name="User_20_Entry">Cmd+Shift+D</text:span></text:p>
          </text:list-item>
          <text:list-item>
            <text:p text:style-name="P17"><text:bookmark text:name="plugin-emmet-16"/>Выделить откр. и закр. тег<text:line-break/><text:span text:style-name="T1">(Редактировать тег)</text:span> </text:p>
            <text:p text:style-name="P17"><text:span text:style-name="User_20_Entry">Ctrl+Shift+'</text:span></text:p>
            <text:p text:style-name="P17"><text:span text:style-name="User_20_Entry">Cmd+Shift+K</text:span></text:p>
          </text:list-item>
          <text:list-item>
            <text:p text:style-name="P17"><text:bookmark text:name="plugin-emmet-161"/>Изменить число на 1</text:p>
            <text:p text:style-name="P17"><text:span text:style-name="User_20_Entry">Ctrl+/</text:span> </text:p>
            <text:p text:style-name="P17"><text:span text:style-name="User_20_Entry">Ctrl+/</text:span></text:p>
          </text:list-item>
        </text:list>
        <text:section text:style-name="Sect1" text:name="plugin-emmet-16-clarification">
          <text:list xml:id="list150217112801091" text:continue-numbering="true" text:style-name="L5">
            <text:list-header>
              <text:p text:style-name="P17">В Windows конфликтует с <text:a xlink:type="simple" xlink:href="https://nicothin.github.io/sublime-text/sublime-text-3-hotkeys.html#subl-keys-other-1" text:style-name="Internet_20_link" text:visited-style-name="Visited_20_Internet_20_Link">этим</text:a> и <text:a xlink:type="simple" xlink:href="https://nicothin.github.io/sublime-text/sublime-text-3-hotkeys.html#subl-keys-other-2" text:style-name="Internet_20_link" text:visited-style-name="Visited_20_Internet_20_Link">этим</text:a>. Нужно переназначать менее нужное.</text:p>
            </text:list-header>
          </text:list>
        </text:section>
        <text:list xml:id="list150217625304132" text:continue-numbering="true" text:style-name="L5">
          <text:list-item>
            <text:p text:style-name="P17"><text:bookmark text:name="plugin-emmet-162"/>Изменить число на 0.1</text:p>
            <text:p text:style-name="P17"><text:span text:style-name="User_20_Entry">Alt+/</text:span></text:p>
            <text:p text:style-name="P17"><text:span text:style-name="User_20_Entry">Alt+/</text:span></text:p>
          </text:list-item>
          <text:list-item>
            <text:p text:style-name="P17"><text:bookmark text:name="plugin-emmet-163"/>Изменить число на 10</text:p>
            <text:p text:style-name="P17"><text:span text:style-name="User_20_Entry">Shift+Alt+/</text:span></text:p>
            <text:p text:style-name="P5"><text:span text:style-name="User_20_Entry">Cmd+Alt+/</text:span></text:p>
          </text:list-item>
        </text:list>
      </text:section>
      <text:section text:style-name="Sect1" text:name="subl-keys-text">
        <text:h text:style-name="Heading_20_2" text:outline-level="2"><text:soft-page-break/>Текст</text:h>
        <text:list xml:id="list3086927396" text:style-name="L6">
          <text:list-item>
            <text:p text:style-name="P18"><text:bookmark text:name="subl-keys-text-1"/>Вставить из буфера с отступом</text:p>
            <text:p text:style-name="P18"><text:span text:style-name="User_20_Entry">Ctrl+Shift+V</text:span></text:p>
            <text:p text:style-name="P18"><text:span text:style-name="User_20_Entry">Cmd+Shift+V</text:span></text:p>
          </text:list-item>
          <text:list-item>
            <text:p text:style-name="P18"><text:bookmark text:name="subl-keys-text-2"/>Удалить слово перед курсором</text:p>
            <text:p text:style-name="P18"><text:span text:style-name="User_20_Entry">Ctrl+</text:span></text:p>
            <text:p text:style-name="P18"><text:span text:style-name="User_20_Entry">Ctrl+</text:span></text:p>
          </text:list-item>
          <text:list-item>
            <text:p text:style-name="P18"><text:bookmark text:name="subl-keys-text-3"/>Удалить слово после курсора</text:p>
            <text:p text:style-name="P18"><text:span text:style-name="User_20_Entry">Ctrl+Del</text:span></text:p>
            <text:p text:style-name="P18"><text:span text:style-name="User_20_Entry">Ctrl+Del</text:span></text:p>
          </text:list-item>
          <text:list-item>
            <text:p text:style-name="P18"><text:bookmark text:name="subl-keys-text-4"/>Удалить строку перед курсором</text:p>
            <text:p text:style-name="P18"><text:span text:style-name="User_20_Entry">Ctrl+Shift+</text:span></text:p>
            <text:p text:style-name="P18"><text:span text:style-name="User_20_Entry">Ctrl+Cmd+</text:span></text:p>
          </text:list-item>
          <text:list-item>
            <text:p text:style-name="P18"><text:bookmark text:name="subl-keys-text-5"/>Удалить строку после курсора</text:p>
            <text:p text:style-name="P18"><text:span text:style-name="User_20_Entry">Ctrl+Shift+Del</text:span></text:p>
            <text:p text:style-name="P18"><text:span text:style-name="User_20_Entry">Ctrl+Cmd+Del</text:span></text:p>
          </text:list-item>
          <text:list-item>
            <text:p text:style-name="P18"><text:bookmark text:name="subl-keys-text-6"/>Продублировать текст <text:line-break/><text:span text:style-name="T1">(выделен фрагмент текста)</text:span> </text:p>
            <text:p text:style-name="P18"><text:span text:style-name="User_20_Entry">Ctrl+Shift+D</text:span></text:p>
            <text:p text:style-name="P18"><text:span text:style-name="User_20_Entry">Cmd+Shift+D</text:span></text:p>
          </text:list-item>
          <text:list-item>
            <text:p text:style-name="P18"><text:bookmark text:name="subl-keys-text-7"/>Преобразовать в прописные буквы <text:line-break/><text:span text:style-name="T1">(выделен фрагмент текста)</text:span> </text:p>
            <text:p text:style-name="P18"><text:span text:style-name="User_20_Entry">Ctrl+K+U</text:span></text:p>
            <text:p text:style-name="P18"><text:span text:style-name="User_20_Entry">Cmd+K+U</text:span></text:p>
          </text:list-item>
          <text:list-item>
            <text:p text:style-name="P18"><text:bookmark text:name="subl-keys-text-8"/>Преобразовать в строчные буквы <text:line-break/><text:span text:style-name="T1">(выделен фрагмент текста)</text:span> </text:p>
            <text:p text:style-name="P18"><text:span text:style-name="User_20_Entry">Ctrl+K+L</text:span></text:p>
            <text:p text:style-name="P18"><text:span text:style-name="User_20_Entry">Cmd+K+L</text:span></text:p>
          </text:list-item>
          <text:list-item>
            <text:p text:style-name="P18"><text:bookmark text:name="subl-keys-text-9"/>Проверка орфографии вкл./выкл.</text:p>
            <text:p text:style-name="P18"><text:span text:style-name="User_20_Entry">F6</text:span></text:p>
            <text:p text:style-name="P6"><text:span text:style-name="User_20_Entry">F6</text:span></text:p>
          </text:list-item>
        </text:list>
      </text:section>
      <text:section text:style-name="Sect1" text:name="subl-keys-lines">
        <text:h text:style-name="Heading_20_2" text:outline-level="2">Строки</text:h>
        <text:list xml:id="list1926472672" text:style-name="L7">
          <text:list-item>
            <text:p text:style-name="P19"><text:bookmark text:name="subl-keys-lines-1"/>Добавить строке отступ <text:line-break/><text:span text:style-name="T1">(курсор в начале строки)</text:span> </text:p>
            <text:p text:style-name="P19"><text:span text:style-name="User_20_Entry">Tab</text:span></text:p>
            <text:p text:style-name="P19"><text:span text:style-name="User_20_Entry">Tab</text:span></text:p>
          </text:list-item>
          <text:list-item>
            <text:p text:style-name="P19"><text:bookmark text:name="subl-keys-lines-2"/>Убрать строке отступ <text:line-break/><text:span text:style-name="T1">(курсор в начале строки)</text:span> </text:p>
            <text:p text:style-name="P19"><text:span text:style-name="User_20_Entry">Shift+Tab</text:span></text:p>
            <text:p text:style-name="P19"><text:span text:style-name="User_20_Entry">Shift+Tab</text:span></text:p>
          </text:list-item>
          <text:list-item>
            <text:p text:style-name="P19"><text:bookmark text:name="subl-keys-lines-3"/>Добавить строке отступ <text:line-break/><text:span text:style-name="T1">(курсор в любой позиции)</text:span> </text:p>
            <text:p text:style-name="P19"><text:soft-page-break/><text:span text:style-name="User_20_Entry">Ctrl+]</text:span></text:p>
            <text:p text:style-name="P19"><text:span text:style-name="User_20_Entry">Cmd+]</text:span></text:p>
          </text:list-item>
          <text:list-item>
            <text:p text:style-name="P19"><text:bookmark text:name="subl-keys-lines-4"/>Убрать у строки отступ <text:line-break/><text:span text:style-name="T1">(курсор в любой позиции)</text:span> </text:p>
            <text:p text:style-name="P19"><text:span text:style-name="User_20_Entry">Ctrl+[</text:span></text:p>
            <text:p text:style-name="P19"><text:span text:style-name="User_20_Entry">Cmd+[</text:span></text:p>
          </text:list-item>
          <text:list-item>
            <text:p text:style-name="P19"><text:bookmark text:name="subl-keys-lines-5"/>Поднять строку вверх</text:p>
            <text:p text:style-name="P19"><text:span text:style-name="User_20_Entry">Ctrl+Shift+</text:span></text:p>
            <text:p text:style-name="P19"><text:span text:style-name="User_20_Entry">Ctrl+Cmd+</text:span></text:p>
          </text:list-item>
          <text:list-item>
            <text:p text:style-name="P19"><text:bookmark text:name="subl-keys-lines-51"/>Опустить строку вниз</text:p>
            <text:p text:style-name="P19"><text:span text:style-name="User_20_Entry">Ctrl+Shift+</text:span></text:p>
            <text:p text:style-name="P19"><text:span text:style-name="User_20_Entry">Ctrl+Cmd+</text:span></text:p>
          </text:list-item>
          <text:list-item>
            <text:p text:style-name="P19"><text:bookmark text:name="subl-keys-lines-6"/>Продублировать строку <text:line-break/><text:span text:style-name="T1">(нет выделения)</text:span> </text:p>
            <text:p text:style-name="P19"><text:span text:style-name="User_20_Entry">Ctrl+Shift+D</text:span></text:p>
            <text:p text:style-name="P19"><text:span text:style-name="User_20_Entry">Cmd+Shift+D</text:span></text:p>
          </text:list-item>
          <text:list-item>
            <text:p text:style-name="P19"><text:bookmark text:name="subl-keys-lines-7"/>Вставить строку выше курсора</text:p>
            <text:p text:style-name="P19"><text:span text:style-name="User_20_Entry">Ctrl+Shift+Enter</text:span></text:p>
            <text:p text:style-name="P19"><text:span text:style-name="User_20_Entry">Cmd+Shift+Enter</text:span></text:p>
          </text:list-item>
          <text:list-item>
            <text:p text:style-name="P19"><text:bookmark text:name="subl-keys-lines-8"/>Вставить строку ниже курсора</text:p>
            <text:p text:style-name="P19"><text:span text:style-name="User_20_Entry">Ctrl+Enter</text:span></text:p>
            <text:p text:style-name="P19"><text:span text:style-name="User_20_Entry">Cmd+Enter</text:span></text:p>
          </text:list-item>
          <text:list-item>
            <text:p text:style-name="P19"><text:bookmark text:name="subl-keys-lines-9"/>Удалить строку, в которой курсор</text:p>
            <text:p text:style-name="P19"><text:span text:style-name="User_20_Entry">Ctrl+Shift+K</text:span></text:p>
            <text:p text:style-name="P19"><text:span text:style-name="User_20_Entry">Ctrl+Shift+K</text:span></text:p>
          </text:list-item>
          <text:list-item>
            <text:p text:style-name="P19"><text:bookmark text:name="subl-keys-lines-10"/>Объединить строки</text:p>
            <text:p text:style-name="P19"><text:span text:style-name="User_20_Entry">Ctrl+J</text:span></text:p>
            <text:p text:style-name="P7"><text:span text:style-name="User_20_Entry">Cmd+J</text:span></text:p>
          </text:list-item>
        </text:list>
      </text:section>
      <text:section text:style-name="Sect1" text:name="subl-keys-goto">
        <text:h text:style-name="Heading_20_2" text:outline-level="2">Переходы</text:h>
        <text:list xml:id="list2477332497" text:style-name="L8">
          <text:list-item>
            <text:p text:style-name="P20"><text:bookmark text:name="subl-keys-goto-1"/>Переход к файлу в проекте (фильтр)</text:p>
            <text:p text:style-name="P20"><text:span text:style-name="User_20_Entry">Ctrl+P</text:span></text:p>
            <text:p text:style-name="P20"><text:span text:style-name="User_20_Entry">Cmd+P</text:span></text:p>
          </text:list-item>
          <text:list-item>
            <text:p text:style-name="P20"><text:bookmark text:name="subl-keys-goto-2"/>Перейти к парной скобке</text:p>
            <text:p text:style-name="P20"><text:span text:style-name="User_20_Entry">Ctrl+M</text:span></text:p>
            <text:p text:style-name="P20"><text:span text:style-name="User_20_Entry">Ctrl+M</text:span></text:p>
          </text:list-item>
          <text:list-item>
            <text:p text:style-name="P20"><text:bookmark text:name="subl-keys-goto-3"/>Перейти к строке</text:p>
            <text:p text:style-name="P20"><text:span text:style-name="User_20_Entry">Ctrl+G</text:span></text:p>
            <text:p text:style-name="P20"><text:span text:style-name="User_20_Entry">Ctrl+G</text:span></text:p>
          </text:list-item>
          <text:list-item>
            <text:p text:style-name="P20"><text:bookmark text:name="subl-keys-goto-4"/>Поставить на строке закладку</text:p>
            <text:p text:style-name="P20"><text:span text:style-name="User_20_Entry">Ctrl+F2</text:span></text:p>
            <text:p text:style-name="P20"><text:span text:style-name="User_20_Entry">Cmd+F2</text:span></text:p>
          </text:list-item>
          <text:list-item>
            <text:p text:style-name="P20"><text:bookmark text:name="subl-keys-goto-5"/>К следующей закладке</text:p>
            <text:p text:style-name="P20"><text:soft-page-break/><text:span text:style-name="User_20_Entry">F2</text:span></text:p>
            <text:p text:style-name="P20"><text:span text:style-name="User_20_Entry">F2</text:span></text:p>
          </text:list-item>
          <text:list-item>
            <text:p text:style-name="P20"><text:bookmark text:name="subl-keys-goto-6"/>К предыдущей закладке</text:p>
            <text:p text:style-name="P20"><text:span text:style-name="User_20_Entry">Shift+F2</text:span></text:p>
            <text:p text:style-name="P20"><text:span text:style-name="User_20_Entry">Shift+F2</text:span></text:p>
          </text:list-item>
          <text:list-item>
            <text:p text:style-name="P20"><text:bookmark text:name="subl-keys-goto-7"/>Убрать все закладки</text:p>
            <text:p text:style-name="P20"><text:span text:style-name="User_20_Entry">Ctrl+Shift+F2</text:span></text:p>
            <text:p text:style-name="P8"><text:span text:style-name="User_20_Entry">Cmd+Shift+F2</text:span></text:p>
          </text:list-item>
        </text:list>
      </text:section>
      <text:section text:style-name="Sect1" text:name="subl-keys-cursor">
        <text:h text:style-name="Heading_20_2" text:outline-level="2">Курсор</text:h>
        <text:list xml:id="list983269636" text:style-name="L9">
          <text:list-item>
            <text:p text:style-name="P21"><text:bookmark text:name="subl-keys-cursor-1"/>Добавить курсор на стр. выше или ниже</text:p>
            <text:p text:style-name="P21"><text:span text:style-name="User_20_Entry">Ctrl+Alt+/</text:span></text:p>
            <text:p text:style-name="P21"><text:span text:style-name="User_20_Entry">Ctrl+Shift+/</text:span></text:p>
          </text:list-item>
          <text:list-item>
            <text:p text:style-name="P21"><text:bookmark text:name="subl-keys-cursor-2"/>Убрать мультикурсор</text:p>
            <text:p text:style-name="P21"><text:span text:style-name="User_20_Entry">Esc</text:span></text:p>
            <text:p text:style-name="P21"><text:span text:style-name="User_20_Entry">Esc</text:span></text:p>
          </text:list-item>
          <text:list-item>
            <text:p text:style-name="P21"><text:bookmark text:name="subl-keys-cursor-3"/>Добавить мультикурсор</text:p>
            <text:p text:style-name="P21"><text:span text:style-name="User_20_Entry">Ctrl+ЛКМ</text:span></text:p>
            <text:p text:style-name="P9"><text:span text:style-name="User_20_Entry">Cmd+ЛКМ</text:span></text:p>
          </text:list-item>
        </text:list>
      </text:section>
      <text:section text:style-name="Sect1" text:name="subl-keys-layouts">
        <text:h text:style-name="Heading_20_2" text:outline-level="2">Внешний вид</text:h>
        <text:list xml:id="list1304506364" text:style-name="L10">
          <text:list-item>
            <text:p text:style-name="P22"><text:bookmark text:name="subl-keys-layouts-1"/>Полный экран</text:p>
            <text:p text:style-name="P22"><text:span text:style-name="User_20_Entry">F11</text:span></text:p>
            <text:p text:style-name="P22"><text:span text:style-name="User_20_Entry">Ctrl+Cmd+F</text:span></text:p>
          </text:list-item>
          <text:list-item>
            <text:p text:style-name="P22"><text:bookmark text:name="subl-keys-layouts-2"/>Только область редактирования</text:p>
            <text:p text:style-name="P22"><text:span text:style-name="User_20_Entry">Shift+F11</text:span></text:p>
            <text:p text:style-name="P22"><text:span text:style-name="User_20_Entry">Ctrl+Cmd+Shift+F</text:span></text:p>
          </text:list-item>
          <text:list-item>
            <text:p text:style-name="P22"><text:bookmark text:name="subl-keys-layouts-3"/>Показать одну/несколько обл. ред.</text:p>
            <text:p text:style-name="P22"><text:span text:style-name="User_20_Entry">Alt+Shift+1...4</text:span></text:p>
            <text:p text:style-name="P22"><text:span text:style-name="User_20_Entry">Alt+Cmd+1...4</text:span></text:p>
          </text:list-item>
          <text:list-item>
            <text:p text:style-name="P22"><text:bookmark text:name="subl-keys-layouts-4"/>Области ред-я сеткой 2×2</text:p>
            <text:p text:style-name="P22"><text:span text:style-name="User_20_Entry">Alt+Shift+5</text:span></text:p>
            <text:p text:style-name="P22"><text:span text:style-name="User_20_Entry">Alt+Cmd+5</text:span></text:p>
          </text:list-item>
          <text:list-item>
            <text:p text:style-name="P22"><text:bookmark text:name="subl-keys-layouts-5"/>Области ред-я в две линии</text:p>
            <text:p text:style-name="P22"><text:span text:style-name="User_20_Entry">Alt+Shift+8</text:span></text:p>
            <text:p text:style-name="P22"><text:span text:style-name="User_20_Entry">Alt+Shift+Cmd+2</text:span></text:p>
          </text:list-item>
          <text:list-item>
            <text:p text:style-name="P22"><text:bookmark text:name="subl-keys-layouts-6"/>Области ред-я в три линии</text:p>
            <text:p text:style-name="P22"><text:span text:style-name="User_20_Entry">Alt+Shift+9</text:span></text:p>
            <text:p text:style-name="P22"><text:span text:style-name="User_20_Entry">Alt+Shift+Cmd+3</text:span></text:p>
          </text:list-item>
          <text:list-item>
            <text:p text:style-name="P22"><text:bookmark text:name="subl-keys-layouts-7"/>Перейти к области ред-я с номером</text:p>
            <text:p text:style-name="P22"><text:span text:style-name="User_20_Entry">Ctrl+1...4</text:span></text:p>
            <text:p text:style-name="P22"><text:span text:style-name="User_20_Entry">Ctrl+1...4</text:span></text:p>
          </text:list-item>
          <text:list-item>
            <text:p text:style-name="P22"><text:bookmark text:name="subl-keys-layouts-8"/>Переключиться на боковую панель</text:p>
            <text:p text:style-name="P22"><text:soft-page-break/><text:span text:style-name="User_20_Entry">Ctrl+0</text:span></text:p>
            <text:p text:style-name="P10"><text:span text:style-name="User_20_Entry">Ctrl+0</text:span></text:p>
          </text:list-item>
        </text:list>
      </text:section>
      <text:section text:style-name="Sect1" text:name="subl-keys-other">
        <text:h text:style-name="Heading_20_2" text:outline-level="2">Разное</text:h>
        <text:list xml:id="list2628000399" text:style-name="L11">
          <text:list-item>
            <text:p text:style-name="P23"><text:bookmark text:name="subl-keys-other-1"/>Прокрутить немного вверх</text:p>
            <text:p text:style-name="P23"><text:span text:style-name="User_20_Entry">Ctrl+</text:span></text:p>
            <text:p text:style-name="P23"><text:span text:style-name="User_20_Entry">Ctrl+Alt+</text:span></text:p>
          </text:list-item>
          <text:list-item>
            <text:p text:style-name="P23"><text:bookmark text:name="subl-keys-other-2"/>Прокрутить немного вниз</text:p>
            <text:p text:style-name="P23"><text:span text:style-name="User_20_Entry">Ctrl+</text:span></text:p>
            <text:p text:style-name="P11"><text:span text:style-name="User_20_Entry">Ctrl+Alt+</text:span>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00:56.050420619</meta:creation-date>
    <dc:date>2018-03-09T15:02:15.283061843</dc:date>
    <meta:editing-duration>PT1M22S</meta:editing-duration>
    <meta:editing-cycles>1</meta:editing-cycles>
    <meta:document-statistic meta:table-count="0" meta:image-count="0" meta:object-count="0" meta:page-count="9" meta:paragraph-count="317" meta:word-count="1044" meta:character-count="5870" meta:non-whitespace-character-count="5401"/>
    <meta:generator>LibreOffice/5.4.4.2$Linux_X86_64 LibreOffice_project/2524958677847fb3bb44820e40380acbe820f960</meta:generator>
  </office:meta>
</office:document-meta>
</file>